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Lohit Hindi" svg:font-family="'Lohit Hindi'"/>
    <style:font-face style:name="Calibri2" svg:font-family="Calibri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Lohit Hindi3" svg:font-family="'Lohit Hindi', 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_31_23" style:display-name="123" style:family="table" style:master-page-name="Standard">
      <style:table-properties style:width="16.817cm" fo:margin-left="-0.127cm" fo:margin-right="-0.189cm" style:page-number="auto" table:align="margins" style:writing-mode="lr-tb"/>
    </style:style>
    <style:style style:name="_31_23.A" style:display-name="123.A" style:family="table-column">
      <style:table-column-properties style:column-width="8.391cm" style:rel-column-width="32698*"/>
    </style:style>
    <style:style style:name="_31_23.B" style:display-name="123.B" style:family="table-column">
      <style:table-column-properties style:column-width="8.426cm" style:rel-column-width="32837*"/>
    </style:style>
    <style:style style:name="_31_23.1" style:display-name="123.1" style:family="table-row">
      <style:table-row-properties fo:keep-together="auto"/>
    </style:style>
    <style:style style:name="_31_23.A1" style:display-name="12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_31_23.B1" style:display-name="12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_31_23.A2" style:display-name="123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_31_23.B2" style:display-name="123.B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Standard">
      <style:text-properties fo:language="en" fo:country="US" officeooo:rsid="001c6d83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line-height="115%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="Calibri1" fo:font-size="11pt" fo:language="en" fo:country="US"/>
    </style:style>
    <style:style style:name="T4" style:family="text">
      <style:text-properties officeooo:rsid="0003dfb2"/>
    </style:style>
    <style:style style:name="T5" style:family="text">
      <style:text-properties officeooo:rsid="000585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23" table:style-name="_31_23">
        <table:table-column table:style-name="_31_23.A"/>
        <table:table-column table:style-name="_31_23.B"/>
        <table:table-row table:style-name="_31_23.1">
          <table:table-cell table:style-name="_31_23.A1" office:value-type="string">
            <text:p text:style-name="P1">##band=Band1 Col1</text:p>
          </table:table-cell>
          <table:table-cell table:style-name="_31_23.B1" office:value-type="string">
            <text:p text:style-name="P1">Col2</text:p>
          </table:table-cell>
        </table:table-row>
        <table:table-row table:style-name="_31_23.1">
          <table:table-cell table:style-name="_31_23.A2" office:value-type="string">
            <text:p text:style-name="P1">${col1}</text:p>
          </table:table-cell>
          <table:table-cell table:style-name="_31_23.B2" office:value-type="string">
            <text:p text:style-name="P2">${col2}</text:p>
          </table:table-cell>
        </table:table-row>
        <table:table-row table:style-name="_31_23.1">
          <table:table-cell table:style-name="_31_23.A2" office:value-type="string">
            <text:p text:style-name="P1">Footer1</text:p>
          </table:table-cell>
          <table:table-cell table:style-name="_31_23.B2" office:value-type="string">
            <text:p text:style-name="P2">Footer2</text:p>
          </table:table-cell>
        </table:table-row>
      </table:table>
      <text:p text:style-name="Standard"/>
      <text:p text:style-name="P1">${Root.param1}</text:p>
      <text:p text:style-name="P4">${Footer.FooterChild.nestedData}</text:p>
      <text:p text:style-name="P4">${FooterChild.nestedData}</text:p>
      <text:p text:style-name="P1">${Root.image}</text:p>
      <text:p text:style-name="P1">${<text:span text:style-name="T5">Images</text:span>.image<text:span text:style-name="T5">Width</text:span>Auto}</text:p>
      <text:p text:style-name="P3">${<text:span text:style-name="T5">Images</text:span>.image<text:span text:style-name="T4">Height</text:span>Auto}</text:p>
      <text:p text:style-name="P3">${<text:span text:style-name="T5">Images</text:span>.imageAuto}</text:p>
      <text:p text:style-name="P3">${<text:span text:style-name="T5">Images</text:span>.image<text:span text:style-name="T4">Rect</text:span>}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${Root.param1}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pan text:style-name="T1">##band=Band1 </text:span><text:span text:style-name="T2">${col1}</text:span></text:p>
            <text:p text:style-name="P4">${col2}</text:p>
            <text:p text:style-name="P5"><text:span text:style-name="T3">${col3}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Lohit Hindi" svg:font-family="'Lohit Hindi'"/>
    <style:font-face style:name="Calibri2" svg:font-family="Calibri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Lohit Hindi3" svg:font-family="'Lohit Hindi', 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roid Sans Fallback" style:font-family-asian="'Droid Sans Fallback'" style:font-pitch-asian="variable" style:font-size-asian="11pt" style:language-asian="en" style:country-asian="US" style:font-name-complex="Calibri2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21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3" style:font-family-complex="'Lohit Hindi', 'Times New Roman'" style:font-pitch-complex="variable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, 'Times New Roman'" style:font-pitch-complex="variable" style:font-size-complex="12pt" style:font-style-complex="italic"/>
    </style:style>
    <style:style style:name="WW-Заголовок" style:family="paragraph" style:parent-style-name="Heading" style:next-style-name="Subtitle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Hindi2" style:font-family-complex="'Lohit Hindi'" style:font-family-generic-complex="system" style:font-pitch-complex="variable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gtyarjov</meta:initial-creator>
    <meta:creation-date>2013-03-29T14:08:00</meta:creation-date>
    <dc:date>2019-04-04T18:15:58.769000000</dc:date>
    <meta:editing-cycles>28</meta:editing-cycles>
    <meta:editing-duration>PT9M40S</meta:editing-duration>
    <meta:generator>LibreOffice/6.2.0.3$Windows_x86 LibreOffice_project/98c6a8a1c6c7b144ce3cc729e34964b47ce25d62</meta:generator>
    <meta:document-statistic meta:table-count="3" meta:image-count="0" meta:object-count="0" meta:page-count="2" meta:paragraph-count="20" meta:word-count="22" meta:character-count="297" meta:non-whitespace-character-count="2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